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/>
    </style:style>
    <style:style style:name="P2" style:parent-style-name="Standard" style:family="paragraph">
      <style:text-properties style:font-name="Times New Roman" style:font-name-complex="Times New Roman"/>
    </style:style>
    <style:style style:name="P3" style:parent-style-name="Standard" style:family="paragraph">
      <style:text-properties style:font-name="Times New Roman" style:font-name-complex="Times New Roman"/>
    </style:style>
    <style:style style:name="P4" style:parent-style-name="Standard" style:family="paragraph">
      <style:text-properties style:font-name="Times New Roman" style:font-name-complex="Times New Roman"/>
    </style:style>
    <style:style style:name="P5" style:parent-style-name="Standard" style:family="paragraph">
      <style:text-properties style:font-name="Times New Roman" style:font-name-complex="Times New Roman"/>
    </style:style>
    <style:style style:name="P6" style:parent-style-name="Standard" style:family="paragraph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Textbody" style:family="paragraph">
      <style:text-properties style:font-name="Times New Roman" style:font-name-complex="Times New Roman"/>
    </style:style>
    <style:style style:name="P9" style:parent-style-name="Textbody" style:family="paragraph">
      <style:text-properties style:font-name="Times New Roman" style:font-name-complex="Times New Roman"/>
    </style:style>
    <style:style style:name="P10" style:parent-style-name="Textbody" style:family="paragraph">
      <style:text-properties style:font-name="Times New Roman" style:font-name-complex="Times New Roman"/>
    </style:style>
    <style:style style:name="P11" style:parent-style-name="Textbody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/>
    </style:style>
    <style:style style:name="P22" style:parent-style-name="Standard" style:family="paragraph">
      <style:text-properties style:font-name="Times New Roman" style:font-name-complex="Times New Roman"/>
    </style:style>
    <style:style style:name="P23" style:parent-style-name="Standard" style:family="paragraph">
      <style:text-properties style:font-name="Times New Roman" style:font-name-complex="Times New Roman"/>
    </style:style>
    <style:style style:name="P24" style:parent-style-name="Standard" style:family="paragraph">
      <style:text-properties style:font-name="Times New Roman" style:font-name-complex="Times New Roman"/>
    </style:style>
    <style:style style:name="P25" style:parent-style-name="Standard" style:family="paragraph">
      <style:text-properties style:font-name="Times New Roman" style:font-name-complex="Times New Roman"/>
    </style:style>
    <style:style style:name="P26" style:parent-style-name="Standard" style:family="paragraph">
      <style:text-properties style:font-name="Times New Roman" style:font-name-complex="Times New Roman"/>
    </style:style>
    <style:style style:name="P27" style:parent-style-name="Standard" style:family="paragraph">
      <style:text-properties style:font-name="Times New Roman" style:font-name-complex="Times New Roman"/>
    </style:style>
    <style:style style:name="P28" style:parent-style-name="Standard" style:family="paragraph">
      <style:text-properties style:font-name="Times New Roman" style:font-name-complex="Times New Roman"/>
    </style:style>
    <style:style style:name="P29" style:parent-style-name="Standard" style:family="paragraph">
      <style:text-properties style:font-name="Times New Roman" style:font-name-complex="Times New Roman"/>
    </style:style>
    <style:style style:name="P30" style:parent-style-name="Standard" style:family="paragraph">
      <style:text-properties style:font-name="Times New Roman" style:font-name-complex="Times New Roman"/>
    </style:style>
    <style:style style:name="P31" style:parent-style-name="Standard" style:family="paragraph">
      <style:text-properties style:font-name="Times New Roman" style:font-name-complex="Times New Roman"/>
    </style:style>
    <style:style style:name="P32" style:parent-style-name="Standard" style:family="paragraph">
      <style:text-properties style:font-name="Times New Roman" style:font-name-complex="Times New Roman"/>
    </style:style>
    <style:style style:name="P33" style:parent-style-name="Standard" style:family="paragraph">
      <style:text-properties style:font-name="Times New Roman" style:font-name-complex="Times New Roman"/>
    </style:style>
    <style:style style:name="P34" style:parent-style-name="Standard" style:family="paragraph">
      <style:text-properties style:font-name="Times New Roman" style:font-name-complex="Times New Roman"/>
    </style:style>
    <style:style style:name="P35" style:parent-style-name="Standard" style:family="paragraph">
      <style:text-properties style:font-name="Times New Roman" style:font-name-complex="Times New Roman"/>
    </style:style>
    <style:style style:name="P36" style:parent-style-name="Standard" style:family="paragraph">
      <style:text-properties style:font-name="Times New Roman" style:font-name-complex="Times New Roman"/>
    </style:style>
    <style:style style:name="P37" style:parent-style-name="Standard" style:family="paragraph">
      <style:text-properties style:font-name="Times New Roman" style:font-name-complex="Times New Roman"/>
    </style:style>
    <style:style style:name="P38" style:parent-style-name="Standard" style:family="paragraph">
      <style:text-properties style:font-name="Times New Roman" style:font-name-complex="Times New Roman"/>
    </style:style>
    <style:style style:name="T39" style:parent-style-name="Fuentedepárrafopredeter.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4.Comenta la siguiente afirmación: La ocultación de información limita la</text:p>
      <text:p text:style-name="P2">comunicación entre los objetos.</text:p>
      <text:p text:style-name="P3"/>
      <text:p text:style-name="P4">Se refiere a que los atributos<text:s/>privados de un objeto no pueden ser modificados ni obtenidos a no ser que se haga a través del paso de un mensaje. Esto<text:s/>supone proporcionar una interfaz estable que proteja el resto del programa de la implementación que es susceptible a cambios. Ejemplo:<text:s/>encapsulación.</text:p>
      <text:p text:style-name="P5"/>
      <text:p text:style-name="P6">5. Ventajas que proporciona la herencia a las tareas de programación.</text:p>
      <text:p text:style-name="P7"/>
      <text:p text:style-name="P8">Ayuda ahorrar código y tiempo, ya que la clase padre ha sido implementada y verificada con anterioridad, solo hay que referenciar desde la clase derivada a la clase base.</text:p>
      <text:p text:style-name="P9">Los objetos pueden ser construidos a partir de otros similares (Se necesita que exista una clase base)</text:p>
      <text:p text:style-name="P10">La clase derivada hereda el comportamiento y los atributos de la clase base.</text:p>
      <text:p text:style-name="P11">Toda clase pueden servir como clase base para crear otras.</text:p>
      <text:p text:style-name="P12"/>
      <text:p text:style-name="P13"/>
      <text:p text:style-name="P14">6. Clasifica por niveles de importancia, según tu criterio, los factores externos</text:p>
      <text:p text:style-name="P15">de calidad del software. Justifica la respuesta.</text:p>
      <text:p text:style-name="P16"/>
      <text:p text:style-name="P17">Corrección: Es la capacidad de los productos software de realizar con exactitud sus tares tal y como se definen en las especificaciones.</text:p>
      <text:p text:style-name="P18"/>
      <text:p text:style-name="P19">Robustez: Capacidad de los sistemas software de reaccionar apropiadamente ante condiciones excepcionales.</text:p>
      <text:p text:style-name="P20"/>
      <text:p text:style-name="P21"/>
      <text:p text:style-name="P22"/>
      <text:p text:style-name="P23">Facilidad de uso: Facilidad con la cual personas con diferentes formaciones y aptitudes pueden aprender a usar los productos software y<text:s/>aplicarlos a la resolución de problemas, facilidad de instalación, operación y supervisión.</text:p>
      <text:p text:style-name="P24"/>
      <text:p text:style-name="P25">Eficiencia: Capacidad de un sistema software para exigir la menos cantidad de recursos hardware.</text:p>
      <text:p text:style-name="P26"/>
      <text:p text:style-name="P27">Extensibilidad: Facilidad de adaptar productos software a los cambios de especificación</text:p>
      <text:p text:style-name="P28"/>
      <text:p text:style-name="P29">Reutilización: Capacidad de los elementos software de servir para la construcción de muchas aplicaciones diferentes.</text:p>
      <text:p text:style-name="P30"/>
      <text:p text:style-name="P31">Compatibilidad: Facilidad de combinar unos elementos de software con otros</text:p>
      <text:p text:style-name="P32"/>
      <text:p text:style-name="P33"/>
      <text:p text:style-name="P34"/>
      <text:p text:style-name="P35">Portabilidad: Facilidad de transferir los productos software a diferentes entornos hardware y software.</text:p>
      <text:p text:style-name="P36"/>
      <text:p text:style-name="P37">Funcionalidad: Conjunto de posibilidades que proporciona un sistema.</text:p>
      <text:p text:style-name="P38"/>
      <text:soft-page-break/>
      <text:p text:style-name="Standard"><text:span text:style-name="T39">Oportunidad: Capacidad de un sistema de software de ser lanzado cuando los usuarios lo desean o ant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sús Rodríguez Heras</dc:creator>
    <meta:creation-date>2018-03-10T12:27:00Z</meta:creation-date>
    <dc:date>2018-03-10T15:41:00Z</dc:date>
    <meta:template xlink:href="Normal" xlink:type="simple"/>
    <meta:editing-cycles>2</meta:editing-cycles>
    <meta:editing-duration>PT60S</meta:editing-duration>
    <meta:document-statistic meta:page-count="2" meta:paragraph-count="4" meta:word-count="332" meta:character-count="2157" meta:row-count="15" meta:non-whitespace-character-count="1829"/>
  </office:meta>
</office:document-meta>
</file>